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test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IN" style:letter-kerning="true" style:font-name-asian="F" style:font-family-generic-asian="roman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Mangal1" style:font-family-complex="Mang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Mangal1" style:font-family-complex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9T00:39:07.822000000</meta:creation-date>
    <dc:date>2024-09-09T00:39:10.715000000</dc:date>
    <meta:editing-duration>PT3S</meta:editing-duration>
    <meta:editing-cycles>1</meta:editing-cycles>
    <meta:document-statistic meta:object-count="25"/>
    <meta:generator>LibreOffice/7.5.1.2$Windows_X86_64 LibreOffice_project/fcbaee479e84c6cd81291587d2ee68cba099e129</meta:generator>
  </office:meta>
</office:document-meta>
</file>